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0.609cm"/>
    </style:style>
    <style:style style:name="co4" style:family="table-column">
      <style:table-column-properties fo:break-before="auto" style:column-width="7.594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4.73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ruppenstaerke</text:p>
          </table:table-cell>
          <table:table-cell office:value-type="string">
            <text:p>Offizier</text:p>
          </table:table-cell>
          <table:table-cell office:value-type="string">
            <text:p>Fraktion</text:p>
          </table:table-cell>
          <table:table-cell office:value-type="string">
            <text:p>Type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urzkampfgeschwader 76</text:p>
          </table:table-cell>
          <table:table-cell office:value-type="string">
            <text:p>29 Junker Ju 87B</text:p>
          </table:table-cell>
          <table:table-cell office:value-type="string">
            <text:p>Captain Walter Sigel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urzkampfgeschwader 2 Immermann</text:p>
          </table:table-cell>
          <table:table-cell office:value-type="string">
            <text:p>29 Stukas</text:p>
          </table:table-cell>
          <table:table-cell office:value-type="string">
            <text:p>Major Oskar Dinort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ftwaffe</text:p>
          </table:table-cell>
          <table:table-cell office:value-type="string">
            <text:p>400 Bombers</text:p>
          </table:table-cell>
          <table:table-cell office:value-type="string">
            <text:p>Mayor General Wolfram von Richthofen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rza, Blyskawica, Grom </text:p>
          </table:table-cell>
          <table:table-cell office:value-type="string">
            <text:p>3 Destroyers</text:p>
          </table:table-cell>
          <table:table-cell/>
          <table:table-cell office:value-type="string">
            <text:p>Polish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5 Submarines</text:p>
          </table:table-cell>
          <table:table-cell office:value-type="string">
            <text:p>Adam Mohuczy</text:p>
          </table:table-cell>
          <table:table-cell office:value-type="string">
            <text:p>Polish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1. Panzer Division</text:p>
          </table:table-cell>
          <table:table-cell/>
          <table:table-cell office:value-type="string">
            <text:p>Generalmajor Georg von Bismarck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5. Panzer Division</text:p>
          </table:table-cell>
          <table:table-cell/>
          <table:table-cell office:value-type="string">
            <text:p>Eduard Crasemann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anzerdivision Ariete</text:p>
          </table:table-cell>
          <table:table-cell office:value-type="string">
            <text:p>M13-Panzer</text:p>
          </table:table-cell>
          <table:table-cell office:value-type="string">
            <text:p>Erwin Rommel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zerdivision Triese</text:p>
          </table:table-cell>
          <table:table-cell/>
          <table:table-cell office:value-type="string">
            <text:p>Gastone Gambara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utsches Heer</text:p>
          </table:table-cell>
          <table:table-cell office:value-type="string">
            <text:p>1000 Tanks, 14000 Guns, 549 Aircraft</text:p>
          </table:table-cell>
          <table:table-cell office:value-type="string">
            <text:p>Fedor von Bock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ed Army</text:p>
          </table:table-cell>
          <table:table-cell office:value-type="string">
            <text:p>3232 Tanks, 7600 Guns, 936 Aircraft</text:p>
          </table:table-cell>
          <table:table-cell office:value-type="string">
            <text:p>Georgy Zhuk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utsches Heer</text:p>
          </table:table-cell>
          <table:table-cell office:value-type="string">
            <text:p>70 Tanks, 500 Aircraft</text:p>
          </table:table-cell>
          <table:table-cell office:value-type="string">
            <text:p>Erwin Rommel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talian Royal Army</text:p>
          </table:table-cell>
          <table:table-cell office:value-type="string">
            <text:p>70 Tanks, 500 Aircraft</text:p>
          </table:table-cell>
          <table:table-cell office:value-type="string">
            <text:p>Enea Navarini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ritish Commonwealth</text:p>
          </table:table-cell>
          <table:table-cell office:value-type="string">
            <text:p>179 Tanks, 1000 Artillery, 1500 Aircraft</text:p>
          </table:table-cell>
          <table:table-cell office:value-type="string">
            <text:p>Claude Auchinleck</text:p>
          </table:table-cell>
          <table:table-cell office:value-type="string">
            <text:p>British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eutsches Heer</text:p>
          </table:table-cell>
          <table:table-cell office:value-type="string">
            <text:p>725000 Units</text:p>
          </table:table-cell>
          <table:table-cell office:value-type="string">
            <text:p>W. Ritter von Leeb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ed Army</text:p>
          </table:table-cell>
          <table:table-cell office:value-type="string">
            <text:p>930000 Units</text:p>
          </table:table-cell>
          <table:table-cell office:value-type="string">
            <text:p>Margian Pop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ed Army</text:p>
          </table:table-cell>
          <table:table-cell office:value-type="string">
            <text:p>6250 Tanks, 7500 Aircraft, 41600 Artillery</text:p>
          </table:table-cell>
          <table:table-cell office:value-type="string">
            <text:p>Georgy Zhuk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eutsches Heer</text:p>
          </table:table-cell>
          <table:table-cell office:value-type="string">
            <text:p>1519 AFV, 2224 Aircraft, 9303 Artilliery</text:p>
          </table:table-cell>
          <table:table-cell office:value-type="string">
            <text:p>Gotthard Heinrici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mperial Japanese Army</text:p>
          </table:table-cell>
          <table:table-cell office:value-type="string">
            <text:p>73 Tanks, 64 Tankettes, 400 Aircraft</text:p>
          </table:table-cell>
          <table:table-cell office:value-type="string">
            <text:p>Michitaro Komatsubara</text:p>
          </table:table-cell>
          <table:table-cell office:value-type="string">
            <text:p>Jap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ed Army</text:p>
          </table:table-cell>
          <table:table-cell office:value-type="string">
            <text:p>550 Tanks, 900 Aircraft, 634 Artillery</text:p>
          </table:table-cell>
          <table:table-cell office:value-type="string">
            <text:p>Grigoriy Shtern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Kriegsmarine</text:p>
          </table:table-cell>
          <table:table-cell office:value-type="string">
            <text:p>1 Battleship, 1 Heavy Cruiser, 3 Destroyer, 15 Submarines</text:p>
          </table:table-cell>
          <table:table-cell office:value-type="string">
            <text:p>Guenther Luetjens</text:p>
          </table:table-cell>
          <table:table-cell office:value-type="string">
            <text:p>German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Royal Navy</text:p>
          </table:table-cell>
          <table:table-cell office:value-type="string">
            <text:p>3 Battleships, 5 Battlecruisers, 2 Aircraft Carriers, 4 Heavy Cruisers, 7 Light Cruisers, 21 Destroyers</text:p>
          </table:table-cell>
          <table:table-cell office:value-type="string">
            <text:p>John Tovey</text:p>
          </table:table-cell>
          <table:table-cell office:value-type="string">
            <text:p>United Kingdom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utsches Heer</text:p>
          </table:table-cell>
          <table:table-cell office:value-type="string">
            <text:p>1000000 Units, 2500 Tanks</text:p>
          </table:table-cell>
          <table:table-cell office:value-type="string">
            <text:p>Gerd von Rundstedt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llied Forces</text:p>
          </table:table-cell>
          <table:table-cell office:value-type="string">
            <text:p>2052200 Units</text:p>
          </table:table-cell>
          <table:table-cell office:value-type="string">
            <text:p>Dwight D. Eisenhower</text:p>
          </table:table-cell>
          <table:table-cell office:value-type="string">
            <text:p>Allied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Deutsches Heer</text:p>
          </table:table-cell>
          <table:table-cell office:value-type="string">
            <text:p>100000 Units</text:p>
          </table:table-cell>
          <table:table-cell office:value-type="string">
            <text:p>Johannes Blaskowitz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U.S. Army</text:p>
          </table:table-cell>
          <table:table-cell office:value-type="string">
            <text:p>200000 Units</text:p>
          </table:table-cell>
          <table:table-cell office:value-type="string">
            <text:p>Jacob L. Devers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Deutsches Heer</text:p>
          </table:table-cell>
          <table:table-cell office:value-type="string">
            <text:p>100000 Soldiers</text:p>
          </table:table-cell>
          <table:table-cell office:value-type="string">
            <text:p>Albert Kesselring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British Commonwealth</text:p>
          </table:table-cell>
          <table:table-cell office:value-type="string">
            <text:p>190000 Soldiers</text:p>
          </table:table-cell>
          <table:table-cell office:value-type="string">
            <text:p>Harold Alexander</text:p>
          </table:table-cell>
          <table:table-cell office:value-type="string">
            <text:p>United Kingdom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Imperial Japanese Fleet</text:p>
          </table:table-cell>
          <table:table-cell office:value-type="string">
            <text:p>50000 Soldiers, 2 Battleships, 5 Aircraft Carriers, 11 Cruiser, 29 Destroyer</text:p>
          </table:table-cell>
          <table:table-cell office:value-type="string">
            <text:p>Hyakutake Haruyoshi</text:p>
          </table:table-cell>
          <table:table-cell office:value-type="string">
            <text:p>Japan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.S. Navy </text:p>
          </table:table-cell>
          <table:table-cell office:value-type="string">
            <text:p>75000 Soldiers, 3 Battleships, 4 Aircraft Carriers, 16 Cruisers, 39 Destroyers</text:p>
          </table:table-cell>
          <table:table-cell office:value-type="string">
            <text:p>Robert L. Ghormley</text:p>
          </table:table-cell>
          <table:table-cell office:value-type="string">
            <text:p>United Stat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2">
          <table:table-cell office:value-type="float" office:value="34">
            <text:p>34</text:p>
          </table:table-cell>
          <table:table-cell table:number-columns-repeated="1023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irst Allied Airborne Army</text:p>
          </table:table-cell>
          <table:table-cell office:value-type="string">
            <text:p>All British airforces plus the Polish first Parachute Brigade</text:p>
          </table:table-cell>
          <table:table-cell office:value-type="string">
            <text:p>Richard Nelson Gale</text:p>
          </table:table-cell>
          <table:table-cell office:value-type="string">
            <text:p>Alli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Japanese Naval forces</text:p>
          </table:table-cell>
          <table:table-cell office:value-type="string">
            <text:p>1 Aricraft Carriers, 3 Light Arcraft Carriers, 8 Battleships, 13 Heavy Cruisers, 6 Light Cruisers, 31 Destroyers </text:p>
          </table:table-cell>
          <table:table-cell office:value-type="string">
            <text:p>Ozawa</text:p>
          </table:table-cell>
          <table:table-cell office:value-type="string">
            <text:p>Japanese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iiert Naval forces</text:p>
          </table:table-cell>
          <table:table-cell office:value-type="string">
            <text:p>8 Aricraft Carriers, 8 Light Arcraft Carriers, 10 Battleships, 9 Heavy Cruisers, 13 Light Cruisers, 105 Destroyers </text:p>
          </table:table-cell>
          <table:table-cell office:value-type="string">
            <text:p>Ohlendorf</text:p>
          </table:table-cell>
          <table:table-cell office:value-type="string">
            <text:p>Alli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.06.2017</text:date>, <text:time>17:4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Henry </dc:creator>
    <meta:creation-date>2009-04-16T11:32:48Z</meta:creation-date>
    <dc:date>2017-06-20T17:48:06.94</dc:date>
    <meta:editing-cycles>4</meta:editing-cycles>
    <meta:editing-duration>PT22S</meta:editing-duration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